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fo:min-height="0.75cm"/>
    </style:style>
    <style:style style:name="gr4" style:family="graphic" style:parent-style-name="standard">
      <style:graphic-properties fo:min-he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cm" svg:x="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3cm" svg:x="3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3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3cm" svg:x="3cm" svg:y="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5cm" svg:height="1.25cm" svg:x="3.5cm" svg:y="3.5cm">
          <draw:text-box>
            <text:p>MVP.View</text:p>
          </draw:text-box>
        </draw:frame>
        <draw:frame draw:style-name="gr2" draw:layer="layout" svg:width="4.5cm" svg:height="1.25cm" svg:x="3.5cm" svg:y="12.5cm">
          <draw:text-box>
            <text:p>MVP.Model</text:p>
          </draw:text-box>
        </draw:frame>
        <draw:frame draw:style-name="gr2" draw:layer="layout" svg:width="5cm" svg:height="1.25cm" svg:x="3.5cm" svg:y="8cm">
          <draw:text-box>
            <text:p>MVP.Presenter</text:p>
          </draw:text-box>
        </draw:frame>
        <draw:frame draw:style-name="gr2" draw:layer="layout" svg:width="4cm" svg:height="1.25cm" svg:x="4cm" svg:y="17cm">
          <draw:text-box>
            <text:p>DAL</text:p>
          </draw:text-box>
        </draw:frame>
        <draw:custom-shape draw:style-name="gr1" draw:text-style-name="P1" draw:layer="layout" svg:width="6cm" svg:height="3.5cm" svg:x="1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2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cm" svg:height="1cm" svg:x="13.9cm" svg:y="3.3cm">
          <draw:text-box>
            <text:p>Bootstrap</text:p>
          </draw:text-box>
        </draw:frame>
        <draw:frame draw:style-name="gr3" draw:layer="layout" svg:width="4.3cm" svg:height="1cm" svg:x="13.4cm" svg:y="7.2cm">
          <draw:text-box>
            <text:p>NHBootstrap</text:p>
          </draw:text-box>
        </draw:frame>
        <draw:frame draw:style-name="gr4" draw:layer="layout" svg:width="2.1cm" svg:height="0.962cm" svg:x="14.4cm" svg:y="11.2cm">
          <draw:text-box>
            <text:p>*.Test</text:p>
          </draw:text-box>
        </draw:frame>
        <draw:frame draw:style-name="gr4" draw:layer="layout" svg:width="3.6cm" svg:height="0.962cm" svg:x="13.7cm" svg:y="15.338cm">
          <draw:text-box>
            <text:p>DAL.Fake</text:p>
          </draw:text-box>
        </draw:frame>
        <draw:frame draw:style-name="gr4" draw:layer="layout" svg:width="2.6cm" svg:height="0.962cm" svg:x="14.3cm" svg:y="19.2cm">
          <draw:text-box>
            <text:p>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nrico </meta:initial-creator>
    <meta:creation-date>2011-02-08T20:54:50</meta:creation-date>
    <dc:date>2011-02-08T21:05:40</dc:date>
    <dc:creator>enrico </dc:creator>
    <meta:editing-duration>PT00H10M51S</meta:editing-duration>
    <meta:editing-cycles>1</meta:editing-cycles>
    <meta:document-statistic meta:object-count="18"/>
    <meta:generator>OpenOffice.org/3.2$Unix OpenOffice.org_project/320m19$Build-9505</meta:generator>
  </office:meta>
</office:document-meta>
</file>